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 svg:panose-1="2 11 6 4 2 2 2 2 2 4"/>
    <style:font-face style:name="Arial, Helvetica, sans-serif" svg:font-family="Arial, Helvetica, sans-serif" style:font-family-generic="system" svg:panose-1="2 11 6 4 2 2 2 2 2 4"/>
    <style:font-face style:name="-webkit-standard" svg:font-family="-webkit-standard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widows="2" fo:orphans="2" fo:break-before="page" fo:text-align="center" fo:margin-bottom="0in"/>
      <style:text-properties style:font-name="Arial, sans-serif" fo:color="#4B566B"/>
    </style:style>
    <style:style style:name="P2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3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4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5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6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7" style:parent-style-name="DefaultParagraphFont" style:family="text">
      <style:text-properties style:font-name="Arial, Helvetica, sans-serif" fo:color="#4B566B" fo:font-size="10pt" style:font-size-asian="10pt"/>
    </style:style>
    <style:style style:name="T8" style:parent-style-name="DefaultParagraphFont" style:family="text">
      <style:text-properties style:font-name="Arial, Helvetica, sans-serif" fo:color="#4B566B"/>
    </style:style>
    <style:style style:name="T9" style:parent-style-name="DefaultParagraphFont" style:family="text">
      <style:text-properties style:font-name="Arial, sans-serif" fo:color="#4B566B"/>
    </style:style>
    <style:style style:name="P10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1" style:parent-style-name="DefaultParagraphFont" style:family="text">
      <style:text-properties style:font-name="Arial, Helvetica, sans-serif" fo:color="#4B566B" fo:font-size="10pt" style:font-size-asian="10pt"/>
    </style:style>
    <style:style style:name="T12" style:parent-style-name="DefaultParagraphFont" style:family="text">
      <style:text-properties style:font-name="Arial, Helvetica, sans-serif" fo:color="#4B566B"/>
    </style:style>
    <style:style style:name="T13" style:parent-style-name="DefaultParagraphFont" style:family="text">
      <style:text-properties style:font-name="Arial, sans-serif" fo:color="#4B566B"/>
    </style:style>
    <style:style style:name="P14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5" style:parent-style-name="DefaultParagraphFont" style:family="text">
      <style:text-properties style:font-name="Arial, Helvetica, sans-serif" fo:color="#4B566B" fo:font-size="10pt" style:font-size-asian="10pt"/>
    </style:style>
    <style:style style:name="T16" style:parent-style-name="DefaultParagraphFont" style:family="text">
      <style:text-properties style:font-name="Arial, Helvetica, sans-serif" fo:color="#4B566B"/>
    </style:style>
    <style:style style:name="T17" style:parent-style-name="DefaultParagraphFont" style:family="text">
      <style:text-properties style:font-name="Arial, sans-serif" fo:color="#4B566B"/>
    </style:style>
    <style:style style:name="P18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9" style:parent-style-name="DefaultParagraphFont" style:family="text">
      <style:text-properties style:font-name="Arial, Helvetica, sans-serif" fo:color="#4B566B" fo:font-size="10pt" style:font-size-asian="10pt"/>
    </style:style>
    <style:style style:name="T20" style:parent-style-name="DefaultParagraphFont" style:family="text">
      <style:text-properties style:font-name="Arial, Helvetica, sans-serif" fo:color="#4B566B"/>
    </style:style>
    <style:style style:name="T21" style:parent-style-name="DefaultParagraphFont" style:family="text">
      <style:text-properties style:font-name="Arial, sans-serif" fo:color="#4B566B"/>
    </style:style>
    <style:style style:name="P22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23" style:parent-style-name="DefaultParagraphFont" style:family="text">
      <style:text-properties style:font-name="Arial, Helvetica, sans-serif" fo:color="#4B566B" fo:font-size="10pt" style:font-size-asian="10pt"/>
    </style:style>
    <style:style style:name="T24" style:parent-style-name="DefaultParagraphFont" style:family="text">
      <style:text-properties style:font-name="Arial, Helvetica, sans-serif" fo:color="#4B566B"/>
    </style:style>
    <style:style style:name="T25" style:parent-style-name="DefaultParagraphFont" style:family="text">
      <style:text-properties style:font-name="Arial, sans-serif" fo:color="#4B566B"/>
    </style:style>
    <style:style style:name="P26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27" style:parent-style-name="DefaultParagraphFont" style:family="text">
      <style:text-properties style:font-name="Arial, Helvetica, sans-serif" fo:color="#4B566B" fo:font-size="10pt" style:font-size-asian="10pt"/>
    </style:style>
    <style:style style:name="T28" style:parent-style-name="DefaultParagraphFont" style:family="text">
      <style:text-properties style:font-name="Arial, Helvetica, sans-serif" fo:color="#4B566B"/>
    </style:style>
    <style:style style:name="T29" style:parent-style-name="DefaultParagraphFont" style:family="text">
      <style:text-properties style:font-name="Arial, sans-serif" fo:color="#4B566B"/>
    </style:style>
    <style:style style:name="P30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31" style:parent-style-name="DefaultParagraphFont" style:family="text">
      <style:text-properties style:font-name="Arial, Helvetica, sans-serif" fo:color="#4B566B" fo:font-size="10pt" style:font-size-asian="10pt"/>
    </style:style>
    <style:style style:name="T32" style:parent-style-name="DefaultParagraphFont" style:family="text">
      <style:text-properties style:font-name="Arial, Helvetica, sans-serif" fo:color="#4B566B"/>
    </style:style>
    <style:style style:name="T33" style:parent-style-name="DefaultParagraphFont" style:family="text">
      <style:text-properties style:font-name="Arial, sans-serif" fo:color="#4B566B"/>
    </style:style>
    <style:style style:name="P34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35" style:parent-style-name="DefaultParagraphFont" style:family="text">
      <style:text-properties style:font-name="Arial, Helvetica, sans-serif" fo:color="#4B566B" fo:font-size="10pt" style:font-size-asian="10pt"/>
    </style:style>
    <style:style style:name="T36" style:parent-style-name="DefaultParagraphFont" style:family="text">
      <style:text-properties style:font-name="Arial, Helvetica, sans-serif" fo:color="#4B566B"/>
    </style:style>
    <style:style style:name="T37" style:parent-style-name="DefaultParagraphFont" style:family="text">
      <style:text-properties style:font-name="Arial, sans-serif" fo:color="#4B566B"/>
    </style:style>
    <style:style style:name="P38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39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40" style:parent-style-name="DefaultParagraphFont" style:family="text">
      <style:text-properties style:font-name="Arial, Helvetica, sans-serif" fo:color="#4B566B" fo:font-size="10pt" style:font-size-asian="10pt"/>
    </style:style>
    <style:style style:name="T41" style:parent-style-name="DefaultParagraphFont" style:family="text">
      <style:text-properties style:font-name="Arial, Helvetica, sans-serif" fo:color="#4B566B"/>
    </style:style>
    <style:style style:name="T42" style:parent-style-name="DefaultParagraphFont" style:family="text">
      <style:text-properties style:font-name="Arial, sans-serif" fo:color="#4B566B"/>
    </style:style>
    <style:style style:name="P43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44" style:parent-style-name="DefaultParagraphFont" style:family="text">
      <style:text-properties style:font-name="Arial, Helvetica, sans-serif" fo:color="#4B566B" fo:font-size="10pt" style:font-size-asian="10pt"/>
    </style:style>
    <style:style style:name="T45" style:parent-style-name="DefaultParagraphFont" style:family="text">
      <style:text-properties style:font-name="Arial, Helvetica, sans-serif" fo:color="#4B566B"/>
    </style:style>
    <style:style style:name="T46" style:parent-style-name="DefaultParagraphFont" style:family="text">
      <style:text-properties style:font-name="Arial, sans-serif" fo:color="#4B566B"/>
    </style:style>
    <style:style style:name="P47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48" style:parent-style-name="DefaultParagraphFont" style:family="text">
      <style:text-properties style:font-name="Arial, Helvetica, sans-serif" fo:color="#4B566B" fo:font-size="10pt" style:font-size-asian="10pt"/>
    </style:style>
    <style:style style:name="T49" style:parent-style-name="DefaultParagraphFont" style:family="text">
      <style:text-properties style:font-name="Arial, Helvetica, sans-serif" fo:color="#4B566B"/>
    </style:style>
    <style:style style:name="T50" style:parent-style-name="DefaultParagraphFont" style:family="text">
      <style:text-properties style:font-name="Arial, sans-serif" fo:color="#4B566B"/>
    </style:style>
    <style:style style:name="P51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52" style:parent-style-name="DefaultParagraphFont" style:family="text">
      <style:text-properties style:font-name="Arial, Helvetica, sans-serif" fo:color="#4B566B" fo:font-size="10pt" style:font-size-asian="10pt"/>
    </style:style>
    <style:style style:name="T53" style:parent-style-name="DefaultParagraphFont" style:family="text">
      <style:text-properties style:font-name="Arial, Helvetica, sans-serif" fo:color="#4B566B"/>
    </style:style>
    <style:style style:name="T54" style:parent-style-name="DefaultParagraphFont" style:family="text">
      <style:text-properties style:font-name="Arial, sans-serif" fo:color="#4B566B"/>
    </style:style>
    <style:style style:name="P55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56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57" style:parent-style-name="DefaultParagraphFont" style:family="text">
      <style:text-properties style:font-name="Arial, Helvetica, sans-serif" fo:color="#4B566B" fo:font-size="10pt" style:font-size-asian="10pt"/>
    </style:style>
    <style:style style:name="T58" style:parent-style-name="DefaultParagraphFont" style:family="text">
      <style:text-properties style:font-name="Arial, Helvetica, sans-serif" fo:color="#4B566B"/>
    </style:style>
    <style:style style:name="T59" style:parent-style-name="DefaultParagraphFont" style:family="text">
      <style:text-properties style:font-name="Arial, sans-serif" fo:color="#4B566B"/>
    </style:style>
    <style:style style:name="P60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61" style:parent-style-name="DefaultParagraphFont" style:family="text">
      <style:text-properties style:font-name="Arial, Helvetica, sans-serif" fo:color="#4B566B" fo:font-size="10pt" style:font-size-asian="10pt"/>
    </style:style>
    <style:style style:name="T62" style:parent-style-name="DefaultParagraphFont" style:family="text">
      <style:text-properties style:font-name="Arial, Helvetica, sans-serif" fo:color="#4B566B"/>
    </style:style>
    <style:style style:name="T63" style:parent-style-name="DefaultParagraphFont" style:family="text">
      <style:text-properties style:font-name="Arial, sans-serif" fo:color="#4B566B"/>
    </style:style>
    <style:style style:name="P64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65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66" style:parent-style-name="DefaultParagraphFont" style:family="text">
      <style:text-properties style:font-name="Arial, Helvetica, sans-serif" fo:color="#4B566B" fo:font-size="10pt" style:font-size-asian="10pt"/>
    </style:style>
    <style:style style:name="T67" style:parent-style-name="DefaultParagraphFont" style:family="text">
      <style:text-properties style:font-name="Arial, Helvetica, sans-serif" fo:color="#4B566B"/>
    </style:style>
    <style:style style:name="T68" style:parent-style-name="DefaultParagraphFont" style:family="text">
      <style:text-properties style:font-name="Arial, sans-serif" fo:color="#4B566B"/>
    </style:style>
    <style:style style:name="P69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70" style:parent-style-name="DefaultParagraphFont" style:family="text">
      <style:text-properties style:font-name="Arial, Helvetica, sans-serif" fo:color="#4B566B" fo:font-size="10pt" style:font-size-asian="10pt"/>
    </style:style>
    <style:style style:name="T71" style:parent-style-name="DefaultParagraphFont" style:family="text">
      <style:text-properties style:font-name="Arial, Helvetica, sans-serif" fo:color="#4B566B"/>
    </style:style>
    <style:style style:name="T72" style:parent-style-name="DefaultParagraphFont" style:family="text">
      <style:text-properties style:font-name="Arial, sans-serif" fo:color="#4B566B"/>
    </style:style>
    <style:style style:name="P73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74" style:parent-style-name="DefaultParagraphFont" style:family="text">
      <style:text-properties style:font-name="Arial, Helvetica, sans-serif" fo:color="#4B566B" fo:font-size="10pt" style:font-size-asian="10pt"/>
    </style:style>
    <style:style style:name="T75" style:parent-style-name="DefaultParagraphFont" style:family="text">
      <style:text-properties style:font-name="Arial, Helvetica, sans-serif" fo:color="#4B566B"/>
    </style:style>
    <style:style style:name="T76" style:parent-style-name="DefaultParagraphFont" style:family="text">
      <style:text-properties style:font-name="Arial, sans-serif" fo:color="#4B566B"/>
    </style:style>
    <style:style style:name="T77" style:parent-style-name="DefaultParagraphFont" style:family="text">
      <style:text-properties style:font-name="Arial, sans-serif" fo:color="#4B566B"/>
    </style:style>
    <style:style style:name="P78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79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80" style:parent-style-name="DefaultParagraphFont" style:family="text">
      <style:text-properties style:font-name="Arial, Helvetica, sans-serif" fo:color="#4B566B" fo:font-size="10pt" style:font-size-asian="10pt"/>
    </style:style>
    <style:style style:name="T81" style:parent-style-name="DefaultParagraphFont" style:family="text">
      <style:text-properties style:font-name="Arial, Helvetica, sans-serif" fo:color="#4B566B"/>
    </style:style>
    <style:style style:name="T82" style:parent-style-name="DefaultParagraphFont" style:family="text">
      <style:text-properties style:font-name="Arial, sans-serif" fo:color="#4B566B"/>
    </style:style>
    <style:style style:name="P83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84" style:parent-style-name="DefaultParagraphFont" style:family="text">
      <style:text-properties style:font-name="Arial, Helvetica, sans-serif" fo:color="#4B566B" fo:font-size="10pt" style:font-size-asian="10pt"/>
    </style:style>
    <style:style style:name="T85" style:parent-style-name="DefaultParagraphFont" style:family="text">
      <style:text-properties style:font-name="Arial, Helvetica, sans-serif" fo:color="#4B566B"/>
    </style:style>
    <style:style style:name="T86" style:parent-style-name="DefaultParagraphFont" style:family="text">
      <style:text-properties style:font-name="Arial, sans-serif" fo:color="#4B566B"/>
    </style:style>
    <style:style style:name="P87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88" style:parent-style-name="DefaultParagraphFont" style:family="text">
      <style:text-properties style:font-name="Arial, Helvetica, sans-serif" fo:color="#4B566B" fo:font-size="10pt" style:font-size-asian="10pt"/>
    </style:style>
    <style:style style:name="T89" style:parent-style-name="DefaultParagraphFont" style:family="text">
      <style:text-properties style:font-name="Arial, Helvetica, sans-serif" fo:color="#4B566B"/>
    </style:style>
    <style:style style:name="T90" style:parent-style-name="DefaultParagraphFont" style:family="text">
      <style:text-properties style:font-name="Arial, sans-serif" fo:color="#4B566B"/>
    </style:style>
    <style:style style:name="P91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92" style:parent-style-name="DefaultParagraphFont" style:family="text">
      <style:text-properties style:font-name="Arial, Helvetica, sans-serif" fo:color="#4B566B" fo:font-size="10pt" style:font-size-asian="10pt"/>
    </style:style>
    <style:style style:name="T93" style:parent-style-name="DefaultParagraphFont" style:family="text">
      <style:text-properties style:font-name="Arial, Helvetica, sans-serif" fo:color="#4B566B"/>
    </style:style>
    <style:style style:name="T94" style:parent-style-name="DefaultParagraphFont" style:family="text">
      <style:text-properties style:font-name="Arial, sans-serif" fo:color="#4B566B"/>
    </style:style>
    <style:style style:name="P95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96" style:parent-style-name="DefaultParagraphFont" style:family="text">
      <style:text-properties style:font-name="Arial, Helvetica, sans-serif" fo:color="#4B566B" fo:font-size="10pt" style:font-size-asian="10pt"/>
    </style:style>
    <style:style style:name="T97" style:parent-style-name="DefaultParagraphFont" style:family="text">
      <style:text-properties style:font-name="Arial, Helvetica, sans-serif" fo:color="#4B566B"/>
    </style:style>
    <style:style style:name="T98" style:parent-style-name="DefaultParagraphFont" style:family="text">
      <style:text-properties style:font-name="Arial, sans-serif" fo:color="#4B566B"/>
    </style:style>
    <style:style style:name="P99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100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01" style:parent-style-name="DefaultParagraphFont" style:family="text">
      <style:text-properties style:font-name="Arial, Helvetica, sans-serif" fo:color="#4B566B" fo:font-size="10pt" style:font-size-asian="10pt"/>
    </style:style>
    <style:style style:name="T102" style:parent-style-name="DefaultParagraphFont" style:family="text">
      <style:text-properties style:font-name="Arial, Helvetica, sans-serif" fo:color="#4B566B"/>
    </style:style>
    <style:style style:name="T103" style:parent-style-name="DefaultParagraphFont" style:family="text">
      <style:text-properties style:font-name="Arial, sans-serif" fo:color="#4B566B"/>
    </style:style>
    <style:style style:name="T104" style:parent-style-name="DefaultParagraphFont" style:family="text">
      <style:text-properties style:font-name="Arial, sans-serif" fo:color="#4B566B"/>
    </style:style>
    <style:style style:name="P105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06" style:parent-style-name="DefaultParagraphFont" style:family="text">
      <style:text-properties style:font-name="Arial, Helvetica, sans-serif" fo:color="#4B566B" fo:font-size="10pt" style:font-size-asian="10pt"/>
    </style:style>
    <style:style style:name="T107" style:parent-style-name="DefaultParagraphFont" style:family="text">
      <style:text-properties style:font-name="Arial, Helvetica, sans-serif" fo:color="#4B566B"/>
    </style:style>
    <style:style style:name="T108" style:parent-style-name="DefaultParagraphFont" style:family="text">
      <style:text-properties style:font-name="Arial, sans-serif" fo:color="#4B566B"/>
    </style:style>
    <style:style style:name="P109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10" style:parent-style-name="DefaultParagraphFont" style:family="text">
      <style:text-properties style:font-name="Arial, Helvetica, sans-serif" fo:color="#4B566B" fo:font-size="10pt" style:font-size-asian="10pt"/>
    </style:style>
    <style:style style:name="T111" style:parent-style-name="DefaultParagraphFont" style:family="text">
      <style:text-properties style:font-name="Arial, Helvetica, sans-serif" fo:color="#4B566B"/>
    </style:style>
    <style:style style:name="T112" style:parent-style-name="DefaultParagraphFont" style:family="text">
      <style:text-properties style:font-name="Arial, sans-serif" fo:color="#4B566B"/>
    </style:style>
    <style:style style:name="P113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114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15" style:parent-style-name="DefaultParagraphFont" style:family="text">
      <style:text-properties style:font-name="Arial, Helvetica, sans-serif" fo:color="#4B566B" fo:font-size="10pt" style:font-size-asian="10pt"/>
    </style:style>
    <style:style style:name="T116" style:parent-style-name="DefaultParagraphFont" style:family="text">
      <style:text-properties style:font-name="Arial, Helvetica, sans-serif" fo:color="#4B566B"/>
    </style:style>
    <style:style style:name="T117" style:parent-style-name="DefaultParagraphFont" style:family="text">
      <style:text-properties style:font-name="Arial, sans-serif" fo:color="#4B566B"/>
    </style:style>
    <style:style style:name="P118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19" style:parent-style-name="DefaultParagraphFont" style:family="text">
      <style:text-properties style:font-name="Arial, Helvetica, sans-serif" fo:color="#4B566B" fo:font-size="10pt" style:font-size-asian="10pt"/>
    </style:style>
    <style:style style:name="T120" style:parent-style-name="DefaultParagraphFont" style:family="text">
      <style:text-properties style:font-name="Arial, Helvetica, sans-serif" fo:color="#4B566B"/>
    </style:style>
    <style:style style:name="T121" style:parent-style-name="DefaultParagraphFont" style:family="text">
      <style:text-properties style:font-name="Arial, sans-serif" fo:color="#4B566B"/>
    </style:style>
    <style:style style:name="P122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23" style:parent-style-name="DefaultParagraphFont" style:family="text">
      <style:text-properties style:font-name="Arial, Helvetica, sans-serif" fo:color="#4B566B" fo:font-size="10pt" style:font-size-asian="10pt"/>
    </style:style>
    <style:style style:name="T124" style:parent-style-name="DefaultParagraphFont" style:family="text">
      <style:text-properties style:font-name="Arial, Helvetica, sans-serif" fo:color="#4B566B"/>
    </style:style>
    <style:style style:name="T125" style:parent-style-name="DefaultParagraphFont" style:family="text">
      <style:text-properties style:font-name="Arial, sans-serif" fo:color="#4B566B"/>
    </style:style>
    <style:style style:name="P126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27" style:parent-style-name="DefaultParagraphFont" style:family="text">
      <style:text-properties style:font-name="Arial, Helvetica, sans-serif" fo:color="#4B566B" fo:font-size="10pt" style:font-size-asian="10pt"/>
    </style:style>
    <style:style style:name="T128" style:parent-style-name="DefaultParagraphFont" style:family="text">
      <style:text-properties style:font-name="Arial, Helvetica, sans-serif" fo:color="#4B566B"/>
    </style:style>
    <style:style style:name="T129" style:parent-style-name="DefaultParagraphFont" style:family="text">
      <style:text-properties style:font-name="Arial, sans-serif" fo:color="#4B566B"/>
    </style:style>
    <style:style style:name="P130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131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32" style:parent-style-name="DefaultParagraphFont" style:family="text">
      <style:text-properties style:font-name="Arial, Helvetica, sans-serif" fo:color="#4B566B" fo:font-size="10pt" style:font-size-asian="10pt"/>
    </style:style>
    <style:style style:name="T133" style:parent-style-name="DefaultParagraphFont" style:family="text">
      <style:text-properties style:font-name="Arial, Helvetica, sans-serif" fo:color="#4B566B"/>
    </style:style>
    <style:style style:name="T134" style:parent-style-name="DefaultParagraphFont" style:family="text">
      <style:text-properties style:font-name="Arial, sans-serif" fo:color="#4B566B"/>
    </style:style>
    <style:style style:name="T135" style:parent-style-name="DefaultParagraphFont" style:family="text">
      <style:text-properties style:font-name="Arial, sans-serif" fo:color="#4B566B"/>
    </style:style>
    <style:style style:name="P136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37" style:parent-style-name="DefaultParagraphFont" style:family="text">
      <style:text-properties style:font-name="Arial, Helvetica, sans-serif" fo:color="#4B566B" fo:font-size="10pt" style:font-size-asian="10pt"/>
    </style:style>
    <style:style style:name="T138" style:parent-style-name="DefaultParagraphFont" style:family="text">
      <style:text-properties style:font-name="Arial, Helvetica, sans-serif" fo:color="#4B566B"/>
    </style:style>
    <style:style style:name="T139" style:parent-style-name="DefaultParagraphFont" style:family="text">
      <style:text-properties style:font-name="Arial, sans-serif" fo:color="#4B566B"/>
    </style:style>
    <style:style style:name="P140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41" style:parent-style-name="DefaultParagraphFont" style:family="text">
      <style:text-properties style:font-name="Arial, Helvetica, sans-serif" fo:color="#4B566B" fo:font-size="10pt" style:font-size-asian="10pt"/>
    </style:style>
    <style:style style:name="T142" style:parent-style-name="DefaultParagraphFont" style:family="text">
      <style:text-properties style:font-name="Arial, Helvetica, sans-serif" fo:color="#4B566B"/>
    </style:style>
    <style:style style:name="T143" style:parent-style-name="DefaultParagraphFont" style:family="text">
      <style:text-properties style:font-name="Arial, sans-serif" fo:color="#4B566B"/>
    </style:style>
    <style:style style:name="P144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145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46" style:parent-style-name="DefaultParagraphFont" style:family="text">
      <style:text-properties style:font-name="Arial, Helvetica, sans-serif" fo:color="#4B566B" fo:font-size="10pt" style:font-size-asian="10pt"/>
    </style:style>
    <style:style style:name="T147" style:parent-style-name="DefaultParagraphFont" style:family="text">
      <style:text-properties style:font-name="Arial, Helvetica, sans-serif" fo:color="#4B566B"/>
    </style:style>
    <style:style style:name="T148" style:parent-style-name="DefaultParagraphFont" style:family="text">
      <style:text-properties style:font-name="Arial, sans-serif" fo:color="#4B566B"/>
    </style:style>
    <style:style style:name="P149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50" style:parent-style-name="DefaultParagraphFont" style:family="text">
      <style:text-properties style:font-name="Arial, Helvetica, sans-serif" fo:color="#4B566B" fo:font-size="10pt" style:font-size-asian="10pt"/>
    </style:style>
    <style:style style:name="T151" style:parent-style-name="DefaultParagraphFont" style:family="text">
      <style:text-properties style:font-name="Arial, Helvetica, sans-serif" fo:color="#4B566B"/>
    </style:style>
    <style:style style:name="T152" style:parent-style-name="DefaultParagraphFont" style:family="text">
      <style:text-properties style:font-name="Arial, sans-serif" fo:color="#4B566B"/>
    </style:style>
    <style:style style:name="P153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154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55" style:parent-style-name="DefaultParagraphFont" style:family="text">
      <style:text-properties style:font-name="Arial, Helvetica, sans-serif" fo:color="#4B566B" fo:font-size="10pt" style:font-size-asian="10pt"/>
    </style:style>
    <style:style style:name="T156" style:parent-style-name="DefaultParagraphFont" style:family="text">
      <style:text-properties style:font-name="Arial, Helvetica, sans-serif" fo:color="#4B566B"/>
    </style:style>
    <style:style style:name="T157" style:parent-style-name="DefaultParagraphFont" style:family="text">
      <style:text-properties style:font-name="Arial, sans-serif" fo:color="#4B566B"/>
    </style:style>
    <style:style style:name="P158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59" style:parent-style-name="DefaultParagraphFont" style:family="text">
      <style:text-properties style:font-name="Arial, Helvetica, sans-serif" fo:color="#4B566B" fo:font-size="10pt" style:font-size-asian="10pt"/>
    </style:style>
    <style:style style:name="T160" style:parent-style-name="DefaultParagraphFont" style:family="text">
      <style:text-properties style:font-name="Arial, Helvetica, sans-serif" fo:color="#4B566B"/>
    </style:style>
    <style:style style:name="T161" style:parent-style-name="DefaultParagraphFont" style:family="text">
      <style:text-properties style:font-name="Arial, sans-serif" fo:color="#4B566B"/>
    </style:style>
    <style:style style:name="P162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63" style:parent-style-name="DefaultParagraphFont" style:family="text">
      <style:text-properties style:font-name="Arial, Helvetica, sans-serif" fo:color="#4B566B" fo:font-size="10pt" style:font-size-asian="10pt"/>
    </style:style>
    <style:style style:name="T164" style:parent-style-name="DefaultParagraphFont" style:family="text">
      <style:text-properties style:font-name="Arial, Helvetica, sans-serif" fo:color="#4B566B"/>
    </style:style>
    <style:style style:name="T165" style:parent-style-name="DefaultParagraphFont" style:family="text">
      <style:text-properties style:font-name="Arial, sans-serif" fo:color="#4B566B"/>
    </style:style>
    <style:style style:name="P166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167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68" style:parent-style-name="DefaultParagraphFont" style:family="text">
      <style:text-properties style:font-name="Arial, Helvetica, sans-serif" fo:color="#4B566B" fo:font-size="10pt" style:font-size-asian="10pt"/>
    </style:style>
    <style:style style:name="T169" style:parent-style-name="DefaultParagraphFont" style:family="text">
      <style:text-properties style:font-name="Arial, Helvetica, sans-serif" fo:color="#4B566B"/>
    </style:style>
    <style:style style:name="T170" style:parent-style-name="DefaultParagraphFont" style:family="text">
      <style:text-properties style:font-name="Arial, sans-serif" fo:color="#4B566B"/>
    </style:style>
    <style:style style:name="P171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72" style:parent-style-name="DefaultParagraphFont" style:family="text">
      <style:text-properties style:font-name="Arial, Helvetica, sans-serif" fo:color="#4B566B" fo:font-size="10pt" style:font-size-asian="10pt"/>
    </style:style>
    <style:style style:name="T173" style:parent-style-name="DefaultParagraphFont" style:family="text">
      <style:text-properties style:font-name="Arial, Helvetica, sans-serif" fo:color="#4B566B"/>
    </style:style>
    <style:style style:name="T174" style:parent-style-name="DefaultParagraphFont" style:family="text">
      <style:text-properties style:font-name="Arial, sans-serif" fo:color="#4B566B"/>
    </style:style>
    <style:style style:name="P175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76" style:parent-style-name="DefaultParagraphFont" style:family="text">
      <style:text-properties style:font-name="Arial, Helvetica, sans-serif" fo:color="#4B566B" fo:font-size="10pt" style:font-size-asian="10pt"/>
    </style:style>
    <style:style style:name="T177" style:parent-style-name="DefaultParagraphFont" style:family="text">
      <style:text-properties style:font-name="Arial, Helvetica, sans-serif" fo:color="#4B566B"/>
    </style:style>
    <style:style style:name="T178" style:parent-style-name="DefaultParagraphFont" style:family="text">
      <style:text-properties style:font-name="Arial, sans-serif" fo:color="#4B566B"/>
    </style:style>
    <style:style style:name="P179" style:parent-style-name="Textbody" style:family="paragraph">
      <style:paragraph-properties fo:widows="2" fo:orphans="2" fo:margin-bottom="0in"/>
      <style:text-properties style:font-name="Arial, sans-serif" fo:color="#4B566B"/>
    </style:style>
    <style:style style:name="P180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81" style:parent-style-name="DefaultParagraphFont" style:family="text">
      <style:text-properties style:font-name="Arial, Helvetica, sans-serif" fo:color="#4B566B" fo:font-size="10pt" style:font-size-asian="10pt"/>
    </style:style>
    <style:style style:name="T182" style:parent-style-name="DefaultParagraphFont" style:family="text">
      <style:text-properties style:font-name="Arial, Helvetica, sans-serif" fo:color="#4B566B"/>
    </style:style>
    <style:style style:name="T183" style:parent-style-name="DefaultParagraphFont" style:family="text">
      <style:text-properties style:font-name="Arial, sans-serif" fo:color="#4B566B"/>
    </style:style>
    <style:style style:name="T184" style:parent-style-name="DefaultParagraphFont" style:family="text">
      <style:text-properties style:font-name="Arial, sans-serif" fo:color="#4B566B"/>
    </style:style>
    <style:style style:name="P185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86" style:parent-style-name="DefaultParagraphFont" style:family="text">
      <style:text-properties style:font-name="Arial, Helvetica, sans-serif" fo:color="#4B566B" fo:font-size="10pt" style:font-size-asian="10pt"/>
    </style:style>
    <style:style style:name="T187" style:parent-style-name="DefaultParagraphFont" style:family="text">
      <style:text-properties style:font-name="Arial, Helvetica, sans-serif" fo:color="#4B566B"/>
    </style:style>
    <style:style style:name="T188" style:parent-style-name="DefaultParagraphFont" style:family="text">
      <style:text-properties style:font-name="Arial, sans-serif" fo:color="#4B566B"/>
    </style:style>
    <style:style style:name="P189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90" style:parent-style-name="DefaultParagraphFont" style:family="text">
      <style:text-properties style:font-name="Arial, Helvetica, sans-serif" fo:color="#4B566B" fo:font-size="10pt" style:font-size-asian="10pt"/>
    </style:style>
    <style:style style:name="T191" style:parent-style-name="DefaultParagraphFont" style:family="text">
      <style:text-properties style:font-name="Arial, Helvetica, sans-serif" fo:color="#4B566B"/>
    </style:style>
    <style:style style:name="T192" style:parent-style-name="DefaultParagraphFont" style:family="text">
      <style:text-properties style:font-name="Arial, sans-serif" fo:color="#4B566B"/>
    </style:style>
    <style:style style:name="P193" style:parent-style-name="Textbody" style:family="paragraph">
      <style:paragraph-properties fo:widows="2" fo:orphans="2" fo:margin-bottom="0in" fo:margin-left="0.8125in">
        <style:tab-stops/>
      </style:paragraph-properties>
    </style:style>
    <style:style style:name="T194" style:parent-style-name="DefaultParagraphFont" style:family="text">
      <style:text-properties style:font-name="Arial, Helvetica, sans-serif" fo:color="#4B566B" fo:font-size="10pt" style:font-size-asian="10pt"/>
    </style:style>
    <style:style style:name="T195" style:parent-style-name="DefaultParagraphFont" style:family="text">
      <style:text-properties style:font-name="Arial, Helvetica, sans-serif" fo:color="#4B566B"/>
    </style:style>
    <style:style style:name="T196" style:parent-style-name="DefaultParagraphFont" style:family="text">
      <style:text-properties style:font-name="Arial, sans-serif" fo:color="#4B566B"/>
    </style:style>
    <style:style style:name="P197" style:parent-style-name="Normal" style:family="paragraph">
      <style:paragraph-properties fo:widows="2" fo:orphans="2" style:vertical-align="auto" fo:margin-top="0.0694in" fo:margin-bottom="0.0694in"/>
      <style:text-properties style:font-name="-webkit-standard" style:font-name-asian="Times New Roman" style:font-name-complex="Times New Roman" fo:color="#000000" style:letter-kerning="false" style:language-asian="en" style:country-asian="GB" style:language-complex="ar" style:country-complex="SA" fo:hyphenate="true"/>
    </style:style>
    <style:style style:name="P198" style:parent-style-name="Normal" style:family="paragraph">
      <style:paragraph-properties fo:widows="2" fo:orphans="2" style:vertical-align="auto" fo:margin-top="0.0694in" fo:margin-bottom="0.0694in"/>
      <style:text-properties style:font-name="-webkit-standard" style:font-name-asian="Times New Roman" style:font-name-complex="Times New Roman" fo:color="#000000" style:letter-kerning="false" style:language-asian="en" style:country-asian="GB" style:language-complex="ar" style:country-complex="SA" fo:hyphenate="true"/>
    </style:style>
    <style:style style:name="P199" style:parent-style-name="Normal" style:family="paragraph">
      <style:paragraph-properties fo:widows="2" fo:orphans="2" style:vertical-align="auto" fo:margin-top="0.0694in" fo:margin-bottom="0.0694in"/>
      <style:text-properties style:font-name="-webkit-standard" style:font-name-asian="Times New Roman" style:font-name-complex="Times New Roman" fo:color="#000000" style:letter-kerning="false" style:language-asian="en" style:country-asian="GB" style:language-complex="ar" style:country-complex="SA" fo:hyphenate="true"/>
    </style:style>
    <style:style style:name="P200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style:language-asian="en" style:country-asian="GB" style:language-complex="ar" style:country-complex="SA" fo:hyphenate="true"/>
    </style:style>
    <style:style style:name="P201" style:parent-style-name="Textbody" style:family="paragraph">
      <style:paragraph-properties fo:widows="2" fo:orphans="2" fo:margin-bottom="0in" fo:margin-left="0.8125in">
        <style:tab-stops/>
      </style:paragraph-properties>
      <style:text-properties style:font-name="Arial, Helvetica, sans-serif" fo:color="#222222"/>
    </style:style>
  </office:automatic-styles>
  <office:body>
    <office:text text:use-soft-page-breaks="true">
      <text:p text:style-name="P1">Groovy Fundamentals</text:p>
      <text:p text:style-name="P2"/>
      <text:p text:style-name="P3">Duration : 3 days</text:p>
      <text:p text:style-name="P4"/>
      <text:p text:style-name="P5">Groovy Fundamentals</text:p>
      <text:p text:style-name="P6"><text:span text:style-name="T7">·</text:span><text:span text:style-name="T8">         </text:span><text:span text:style-name="T9">Differences between Groovy and Java</text:span></text:p>
      <text:p text:style-name="P10"><text:span text:style-name="T11">·</text:span><text:span text:style-name="T12">         </text:span><text:span text:style-name="T13">Compiling and executing Groovy programs</text:span></text:p>
      <text:p text:style-name="P14"><text:span text:style-name="T15">·</text:span><text:span text:style-name="T16">         </text:span><text:span text:style-name="T17">The basic Groovy data types and optional typing</text:span></text:p>
      <text:p text:style-name="P18"><text:span text:style-name="T19">·</text:span><text:span text:style-name="T20">         </text:span><text:span text:style-name="T21">Writing Groovy scripts</text:span></text:p>
      <text:p text:style-name="P22"><text:span text:style-name="T23">·</text:span><text:span text:style-name="T24">         </text:span><text:span text:style-name="T25">Declaring classes</text:span></text:p>
      <text:p text:style-name="P26"><text:span text:style-name="T27">·</text:span><text:span text:style-name="T28">         </text:span><text:span text:style-name="T29">Overriding operators and type coercion</text:span></text:p>
      <text:p text:style-name="P30"><text:span text:style-name="T31">·</text:span><text:span text:style-name="T32">         </text:span><text:span text:style-name="T33">Groovy strings</text:span></text:p>
      <text:p text:style-name="P34"><text:span text:style-name="T35">·</text:span><text:span text:style-name="T36">         </text:span><text:span text:style-name="T37">Regular expressions in Groovy</text:span></text:p>
      <text:p text:style-name="P38">Groovy Collections</text:p>
      <text:p text:style-name="P39"><text:span text:style-name="T40">·</text:span><text:span text:style-name="T41">         </text:span><text:span text:style-name="T42">Ranges</text:span></text:p>
      <text:p text:style-name="P43"><text:span text:style-name="T44">·</text:span><text:span text:style-name="T45">         </text:span><text:span text:style-name="T46">Lists</text:span></text:p>
      <text:p text:style-name="P47"><text:span text:style-name="T48">·</text:span><text:span text:style-name="T49">         </text:span><text:span text:style-name="T50">Maps</text:span></text:p>
      <text:p text:style-name="P51"><text:span text:style-name="T52">·</text:span><text:span text:style-name="T53">         </text:span><text:span text:style-name="T54">Iterators and polymorphic algorithms</text:span></text:p>
      <text:p text:style-name="P55">Closures in Groovy</text:p>
      <text:p text:style-name="P56"><text:span text:style-name="T57">·</text:span><text:span text:style-name="T58">         </text:span><text:span text:style-name="T59">Declaring closures</text:span></text:p>
      <text:p text:style-name="P60"><text:span text:style-name="T61">·</text:span><text:span text:style-name="T62">         </text:span><text:span text:style-name="T63">Available options for calling closures</text:span></text:p>
      <text:p text:style-name="P64">Groovy Control Structures</text:p>
      <text:p text:style-name="P65"><text:span text:style-name="T66">·</text:span><text:span text:style-name="T67">         </text:span><text:span text:style-name="T68">The "Groovy truth"</text:span></text:p>
      <text:p text:style-name="P69"><text:span text:style-name="T70">·</text:span><text:span text:style-name="T71">         </text:span><text:span text:style-name="T72">Conditional execution</text:span></text:p>
      <text:p text:style-name="P73"><text:span text:style-name="T74">·</text:span><text:span text:style-name="T75">         </text:span><text:span text:style-name="T76">Looping<text:s/></text:span><text:span text:style-name="T77">constructs</text:span></text:p>
      <text:p text:style-name="P78">Using Classes and Scripts</text:p>
      <text:p text:style-name="P79"><text:span text:style-name="T80">·</text:span><text:span text:style-name="T81">         </text:span><text:span text:style-name="T82">Groovy fields and local variables</text:span></text:p>
      <text:p text:style-name="P83"><text:span text:style-name="T84">·</text:span><text:span text:style-name="T85">         </text:span><text:span text:style-name="T86">Methods and operations</text:span></text:p>
      <text:p text:style-name="P87"><text:span text:style-name="T88">·</text:span><text:span text:style-name="T89">         </text:span><text:span text:style-name="T90">Organizing classes in packages</text:span></text:p>
      <text:p text:style-name="P91"><text:span text:style-name="T92">·</text:span><text:span text:style-name="T93">         </text:span><text:span text:style-name="T94">Using inheritance</text:span></text:p>
      <text:p text:style-name="P95"><text:span text:style-name="T96">·</text:span><text:span text:style-name="T97">         </text:span><text:span text:style-name="T98">POGO's vs. POJO's</text:span></text:p>
      <text:p text:style-name="P99">Unit Testing in Groovy</text:p>
      <text:p text:style-name="P100"><text:span text:style-name="T101">·</text:span><text:span text:style-name="T102">         </text:span><text:span text:style-name="T103">JUnit tests<text:s/></text:span><text:span text:style-name="T104">in Groovy</text:span></text:p>
      <text:p text:style-name="P105"><text:span text:style-name="T106">·</text:span><text:span text:style-name="T107">         </text:span><text:span text:style-name="T108">The assert method</text:span></text:p>
      <text:p text:style-name="P109"><text:span text:style-name="T110">·</text:span><text:span text:style-name="T111">         </text:span><text:span text:style-name="T112">The Spock testing framework</text:span></text:p>
      <text:p text:style-name="P113">Miscellaneous Operators</text:p>
      <text:p text:style-name="P114"><text:span text:style-name="T115">·</text:span><text:span text:style-name="T116">         </text:span><text:span text:style-name="T117">Safe navigation</text:span></text:p>
      <text:p text:style-name="P118"><text:span text:style-name="T119">·</text:span><text:span text:style-name="T120">         </text:span><text:span text:style-name="T121">Elvis</text:span></text:p>
      <text:p text:style-name="P122"><text:span text:style-name="T123">·</text:span><text:span text:style-name="T124">         </text:span><text:span text:style-name="T125">Spaceship</text:span></text:p>
      <text:p text:style-name="P126"><text:span text:style-name="T127">·</text:span><text:span text:style-name="T128">         </text:span><text:span text:style-name="T129">Method references and closures from Java</text:span></text:p>
      <text:p text:style-name="P130">Survey of the GDK</text:p>
      <text:p text:style-name="P131"><text:span text:style-name="T132">·</text:span><text:span text:style-name="T133">         </text:span><text:span text:style-name="T134">File<text:s/></text:span><text:span text:style-name="T135">access</text:span></text:p>
      <text:p text:style-name="P136"><text:span text:style-name="T137">·</text:span><text:span text:style-name="T138">         </text:span><text:span text:style-name="T139">Additional collections methods</text:span></text:p>
      <text:p text:style-name="P140"><text:span text:style-name="T141">·</text:span><text:span text:style-name="T142">         </text:span><text:span text:style-name="T143">URLs and networking</text:span></text:p>
      <text:p text:style-name="P144">Database Access with Groovy</text:p>
      <text:p text:style-name="P145"><text:span text:style-name="T146">·</text:span><text:span text:style-name="T147">         </text:span><text:span text:style-name="T148">Basic database operations</text:span></text:p>
      <text:p text:style-name="P149"><text:span text:style-name="T150">·</text:span><text:span text:style-name="T151">         </text:span><text:span text:style-name="T152">Groovy and ORM solutions</text:span></text:p>
      <text:p text:style-name="P153">Working with XML and JSON</text:p>
      <text:p text:style-name="P154"><text:span text:style-name="T155">·</text:span><text:span text:style-name="T156">         </text:span><text:span text:style-name="T157">Reading and parsing XML documents</text:span></text:p>
      <text:p text:style-name="P158"><text:span text:style-name="T159">·</text:span><text:span text:style-name="T160">         </text:span><text:span text:style-name="T161">Parsing and generating JSON</text:span></text:p>
      <text:p text:style-name="P162"><text:span text:style-name="T163">·</text:span><text:span text:style-name="T164">         </text:span><text:span text:style-name="T165">Working with external libraries like GSON</text:span></text:p>
      <text:p text:style-name="P166">Simple Metaprogramming</text:p>
      <text:soft-page-break/>
      <text:p text:style-name="P167"><text:span text:style-name="T168">·</text:span><text:span text:style-name="T169">         </text:span><text:span text:style-name="T170">The Expando class</text:span></text:p>
      <text:p text:style-name="P171"><text:span text:style-name="T172">·</text:span><text:span text:style-name="T173">         </text:span><text:span text:style-name="T174">Adding attributes and methods using Expando MetaClass</text:span></text:p>
      <text:p text:style-name="P175"><text:span text:style-name="T176">·</text:span><text:span text:style-name="T177">         </text:span><text:span text:style-name="T178">Categories</text:span></text:p>
      <text:p text:style-name="P179">AST Transformations</text:p>
      <text:p text:style-name="P180"><text:span text:style-name="T181">·</text:span><text:span text:style-name="T182">         </text:span><text:span text:style-name="T183">@</text:span><text:span text:style-name="T184">ToString, @EqualsAndHashCode, @TupleConstructor</text:span></text:p>
      <text:p text:style-name="P185"><text:span text:style-name="T186">·</text:span><text:span text:style-name="T187">         </text:span><text:span text:style-name="T188">@Canonical</text:span></text:p>
      <text:p text:style-name="P189"><text:span text:style-name="T190">·</text:span><text:span text:style-name="T191">         </text:span><text:span text:style-name="T192">@Delegate</text:span></text:p>
      <text:p text:style-name="P193"><text:span text:style-name="T194">·</text:span><text:span text:style-name="T195">         </text:span><text:span text:style-name="T196">@Immutable</text:span></text:p>
      <text:p text:style-name="P197"><text:s text:c="11"/>Running Shell commands and scripts using Groovy - groovysh</text:p>
      <text:p text:style-name="P198">           Parsing JSON, YAML &amp; XML</text:p>
      <text:p text:style-name="P199">           Templating in Groovy</text:p>
      <text:p text:style-name="P200"/>
      <text:p text:style-name="P20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 svg:panose-1="2 11 6 4 2 2 2 2 2 4"/>
    <style:font-face style:name="Arial, Helvetica, sans-serif" svg:font-family="Arial, Helvetica, sans-serif" style:font-family-generic="system" svg:panose-1="2 11 6 4 2 2 2 2 2 4"/>
    <style:font-face style:name="-webkit-standard" svg:font-family="-webkit-standard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shant  Dhavale</meta:initial-creator>
    <dc:creator>amarjeet singh</dc:creator>
    <meta:creation-date>2021-05-31T16:51:00Z</meta:creation-date>
    <dc:date>2021-05-31T16:52:00Z</dc:date>
    <meta:template xlink:href="Normal.dotm" xlink:type="simple"/>
    <meta:editing-cycles>3</meta:editing-cycles>
    <meta:editing-duration>PT60S</meta:editing-duration>
    <meta:document-statistic meta:page-count="2" meta:paragraph-count="3" meta:word-count="292" meta:character-count="1959" meta:row-count="13" meta:non-whitespace-character-count="1670"/>
  </office:meta>
</office:document-meta>
</file>